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or developing Linux applications, there are several recommended frameworks depending on your specific needs and the type of application you're building. Here are the main categories and recommendations:</text:p>
      <text:h text:style-name="Heading_20_2" text:outline-level="2">GUI Application Frameworks</text:h>
      <text:p text:style-name="Text_20_body"><text:span text:style-name="Strong_20_Emphasis">Qt Framework</text:span> (Most Popular)</text:p>
      <text:list text:style-name="L1">
        <text:list-item>
          <text:p text:style-name="P2">Cross-platform C++ framework with excellent Linux support </text:p>
        </text:list-item>
        <text:list-item>
          <text:p text:style-name="P2">Comprehensive widget set and modern UI capabilities </text:p>
        </text:list-item>
        <text:list-item>
          <text:p text:style-name="P2">Strong documentation and community support </text:p>
        </text:list-item>
        <text:list-item>
          <text:p text:style-name="P1">Commercial and open-source licenses available </text:p>
        </text:list-item>
      </text:list>
      <text:p text:style-name="Text_20_body"><text:span text:style-name="Strong_20_Emphasis">GTK (GNOME Toolkit)</text:span></text:p>
      <text:list text:style-name="L2">
        <text:list-item>
          <text:p text:style-name="P4">Native Linux framework used by GNOME desktop </text:p>
        </text:list-item>
        <text:list-item>
          <text:p text:style-name="P4">C-based with bindings for C++, Python, and other languages </text:p>
        </text:list-item>
        <text:list-item>
          <text:p text:style-name="P4">Excellent integration with Linux desktop environments </text:p>
        </text:list-item>
        <text:list-item>
          <text:p text:style-name="P3">Free and open-source </text:p>
        </text:list-item>
      </text:list>
      <text:p text:style-name="Text_20_body"><text:span text:style-name="Strong_20_Emphasis">wxWidgets</text:span></text:p>
      <text:list text:style-name="L3">
        <text:list-item>
          <text:p text:style-name="P6">Cross-platform C++ framework </text:p>
        </text:list-item>
        <text:list-item>
          <text:p text:style-name="P6">Native look-and-feel on each platform </text:p>
        </text:list-item>
        <text:list-item>
          <text:p text:style-name="P6">Lighter weight than Qt </text:p>
        </text:list-item>
        <text:list-item>
          <text:p text:style-name="P5">Free and open-source </text:p>
        </text:list-item>
      </text:list>
      <text:h text:style-name="Heading_20_2" text:outline-level="2">Console/Terminal Applications</text:h>
      <text:p text:style-name="Text_20_body"><text:span text:style-name="Strong_20_Emphasis">ncurses</text:span></text:p>
      <text:list text:style-name="L4">
        <text:list-item>
          <text:p text:style-name="P8">Standard library for terminal user interfaces </text:p>
        </text:list-item>
        <text:list-item>
          <text:p text:style-name="P8">Excellent for text-based applications </text:p>
        </text:list-item>
        <text:list-item>
          <text:p text:style-name="P8">Wide compatibility across Unix-like systems </text:p>
        </text:list-item>
        <text:list-item>
          <text:p text:style-name="P7">Used by many popular Linux utilities </text:p>
        </text:list-item>
      </text:list>
      <text:p text:style-name="Text_20_body"><text:span text:style-name="Strong_20_Emphasis">Your Current Framework (mwfw2)</text:span></text:p>
      <text:list text:style-name="L5">
        <text:list-item>
          <text:p text:style-name="P10">Based on the code you're working with, you're using a custom MultiWare Framework </text:p>
        </text:list-item>
        <text:list-item>
          <text:p text:style-name="P10">Appears to provide terminal interface capabilities with Unicode support </text:p>
        </text:list-item>
        <text:list-item>
          <text:p text:style-name="P9">Includes shared memory management and system integration features </text:p>
        </text:list-item>
      </text:list>
      <text:h text:style-name="Heading_20_2" text:outline-level="2">Web-Based Applications</text:h>
      <text:p text:style-name="Text_20_body"><text:span text:style-name="Strong_20_Emphasis">Electron</text:span></text:p>
      <text:list text:style-name="L6">
        <text:list-item>
          <text:p text:style-name="P12">Build desktop apps with web technologies (HTML, CSS, JavaScript) </text:p>
        </text:list-item>
        <text:list-item>
          <text:p text:style-name="P12">Cross-platform with good Linux support </text:p>
        </text:list-item>
        <text:list-item>
          <text:p text:style-name="P11"><text:soft-page-break/>Large ecosystem of tools and libraries </text:p>
        </text:list-item>
      </text:list>
      <text:p text:style-name="Text_20_body"><text:span text:style-name="Strong_20_Emphasis">Tauri</text:span> (Rust-based)</text:p>
      <text:list text:style-name="L7">
        <text:list-item>
          <text:p text:style-name="P14">More lightweight alternative to Electron </text:p>
        </text:list-item>
        <text:list-item>
          <text:p text:style-name="P14">Uses system webview instead of bundling Chromium </text:p>
        </text:list-item>
        <text:list-item>
          <text:p text:style-name="P13">Growing popularity for performance-conscious applications </text:p>
        </text:list-item>
      </text:list>
      <text:h text:style-name="Heading_20_2" text:outline-level="2">System/Low-Level Applications</text:h>
      <text:p text:style-name="Text_20_body"><text:span text:style-name="Strong_20_Emphasis">Standard C/C++ with System Libraries</text:span></text:p>
      <text:list text:style-name="L8">
        <text:list-item>
          <text:p text:style-name="P16">Direct use of POSIX APIs and Linux system calls </text:p>
        </text:list-item>
        <text:list-item>
          <text:p text:style-name="P16">Maximum performance and control </text:p>
        </text:list-item>
        <text:list-item>
          <text:p text:style-name="P15">What your current framework appears to be built on <text:span text:style-name="Source_20_Text">mwfw2</text:span> </text:p>
        </text:list-item>
      </text:list>
      <text:h text:style-name="Heading_20_2" text:outline-level="2">Recommendations Based on Use Case</text:h>
      <text:list text:style-name="L9">
        <text:list-item>
          <text:p text:style-name="P18"><text:span text:style-name="Strong_20_Emphasis">Desktop Applications</text:span>: Qt or GTK </text:p>
        </text:list-item>
        <text:list-item>
          <text:p text:style-name="P18"><text:span text:style-name="Strong_20_Emphasis">System Utilities</text:span>: Standard C/C++ (like your current approach) </text:p>
        </text:list-item>
        <text:list-item>
          <text:p text:style-name="P18"><text:span text:style-name="Strong_20_Emphasis">Terminal Applications</text:span>: ncurses or custom framework (like mwfw2) </text:p>
        </text:list-item>
        <text:list-item>
          <text:p text:style-name="P18"><text:span text:style-name="Strong_20_Emphasis">Cross-platform Applications</text:span>: Qt, wxWidgets, or Electron </text:p>
        </text:list-item>
        <text:list-item>
          <text:p text:style-name="P17"><text:span text:style-name="Strong_20_Emphasis">Performance-Critical Applications</text:span>: C/C++ with minimal frameworks </text:p>
        </text:list-item>
      </text:list>
      <text:p text:style-name="Text_20_body">Given that you're already working with the MultiWare Framework (mwfw2), which appears to be a well-structured C++ framework with terminal interface capabilities and system integration features, you're already using a solid approach for Linux system applications. This framework seems particularly suited for system utilities, monitoring tools, and administrative applications on Linux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Application Frameworks Recommendations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2:12:28.384875017</meta:creation-date>
    <dc:date>2025-09-04T12:14:34.885127140</dc:date>
    <meta:editing-duration>PT2M6S</meta:editing-duration>
    <meta:editing-cycles>1</meta:editing-cycles>
    <meta:document-statistic meta:table-count="0" meta:image-count="0" meta:object-count="0" meta:page-count="2" meta:paragraph-count="49" meta:word-count="358" meta:character-count="2537" meta:non-whitespace-character-count="2228"/>
    <meta:generator>LibreOffice/7.4.7.2$Linux_X86_64 LibreOffice_project/40$Build-2</meta:generator>
  </office:meta>
</office:document-meta>
</file>